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917b" officeooo:paragraph-rsid="0010917b"/>
    </style:style>
    <style:style style:name="P2" style:family="paragraph" style:parent-style-name="Text_20_body">
      <style:text-properties officeooo:rsid="000d4bfd" officeooo:paragraph-rsid="000d4bfd"/>
    </style:style>
    <style:style style:name="P3" style:family="paragraph" style:parent-style-name="Text_20_body">
      <style:text-properties officeooo:paragraph-rsid="000d4bfd"/>
    </style:style>
    <style:style style:name="P4" style:family="paragraph" style:parent-style-name="Table_20_Contents">
      <style:text-properties officeooo:rsid="001e427a" officeooo:paragraph-rsid="001e427a"/>
    </style:style>
    <style:style style:name="P5" style:family="paragraph" style:parent-style-name="Title">
      <style:text-properties officeooo:paragraph-rsid="0009f190"/>
    </style:style>
    <style:style style:name="P6" style:family="paragraph" style:parent-style-name="Heading_20_2">
      <style:text-properties officeooo:rsid="000d4bfd" officeooo:paragraph-rsid="000d4bfd"/>
    </style:style>
    <style:style style:name="P7" style:family="paragraph" style:parent-style-name="Heading_20_2">
      <style:text-properties style:font-name="Liberation Sans1" fo:font-size="16.1000003814697pt" fo:font-weight="bold" officeooo:rsid="000d4bfd" officeooo:paragraph-rsid="000d4bf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8" style:family="paragraph" style:parent-style-name="Heading_20_2">
      <style:text-properties officeooo:rsid="000edb9e" officeooo:paragraph-rsid="000edb9e"/>
    </style:style>
    <style:style style:name="P9" style:family="paragraph" style:parent-style-name="Heading_20_2">
      <style:text-properties officeooo:rsid="00180bf9" officeooo:paragraph-rsid="00180bf9"/>
    </style:style>
    <style:style style:name="P10" style:family="paragraph" style:parent-style-name="Heading_20_2">
      <style:text-properties officeooo:rsid="0018ccb7" officeooo:paragraph-rsid="0018ccb7"/>
    </style:style>
    <style:style style:name="P11" style:family="paragraph" style:parent-style-name="Text_20_body" style:list-style-name="L1">
      <style:text-properties officeooo:rsid="000d4bfd" officeooo:paragraph-rsid="000d4bfd"/>
    </style:style>
    <style:style style:name="P12" style:family="paragraph" style:parent-style-name="Text_20_body" style:list-style-name="L1">
      <style:text-properties officeooo:rsid="000edb9e" officeooo:paragraph-rsid="000f949c"/>
    </style:style>
    <style:style style:name="P13" style:family="paragraph" style:parent-style-name="Text_20_body">
      <style:text-properties officeooo:rsid="000edb9e" officeooo:paragraph-rsid="0023c516"/>
    </style:style>
    <style:style style:name="P14" style:family="paragraph" style:parent-style-name="Text_20_body">
      <style:text-properties officeooo:paragraph-rsid="000d4bfd"/>
    </style:style>
    <style:style style:name="P15" style:family="paragraph" style:parent-style-name="Text_20_body">
      <style:text-properties officeooo:paragraph-rsid="001e427a"/>
    </style:style>
    <style:style style:name="P16" style:family="paragraph" style:parent-style-name="Text_20_body">
      <style:text-properties officeooo:rsid="001e427a" officeooo:paragraph-rsid="001e427a"/>
    </style:style>
    <style:style style:name="P17" style:family="paragraph" style:parent-style-name="Text_20_body" style:list-style-name="L2">
      <style:text-properties officeooo:rsid="001e427a" officeooo:paragraph-rsid="001e427a"/>
    </style:style>
    <style:style style:name="P18" style:family="paragraph" style:parent-style-name="Text_20_body" style:list-style-name="L2">
      <style:text-properties officeooo:paragraph-rsid="001e427a"/>
    </style:style>
    <style:style style:name="P19" style:family="paragraph" style:parent-style-name="Text_20_body">
      <style:text-properties officeooo:rsid="00180bf9" officeooo:paragraph-rsid="00180bf9"/>
    </style:style>
    <style:style style:name="P20" style:family="paragraph" style:parent-style-name="Text_20_body">
      <style:text-properties officeooo:rsid="0023c516" officeooo:paragraph-rsid="0023c516"/>
    </style:style>
    <style:style style:name="P21" style:family="paragraph" style:parent-style-name="Text_20_body">
      <style:text-properties officeooo:paragraph-rsid="0023c516"/>
    </style:style>
    <style:style style:name="P22" style:family="paragraph" style:parent-style-name="Text_20_body">
      <style:text-properties fo:font-style="normal" fo:font-weight="bold" officeooo:rsid="00247da4" officeooo:paragraph-rsid="00247da4" style:font-style-asian="normal" style:font-weight-asian="bold" style:font-style-complex="normal" style:font-weight-complex="bold"/>
    </style:style>
    <style:style style:name="P23" style:family="paragraph" style:parent-style-name="Text_20_body" style:list-style-name="L3">
      <style:text-properties officeooo:paragraph-rsid="0018ccb7"/>
    </style:style>
    <style:style style:name="P24" style:family="paragraph" style:parent-style-name="Text_20_body" style:list-style-name="L3">
      <style:text-properties fo:font-weight="normal" officeooo:rsid="00258ebc" officeooo:paragraph-rsid="00258ebc" style:font-weight-asian="normal" style:font-weight-complex="normal"/>
    </style:style>
    <style:style style:name="T1" style:family="text">
      <style:text-properties officeooo:rsid="000d4bfd"/>
    </style:style>
    <style:style style:name="T2" style:family="text">
      <style:text-properties style:font-name="Liberation Sans1" officeooo:rsid="0009f190"/>
    </style:style>
    <style:style style:name="T3" style:family="text">
      <style:text-properties style:font-name="Liberation Sans1" fo:font-size="28pt" fo:font-weight="bold" officeooo:rsid="001f3401" style:font-name-asian="Noto Sans CJK SC Regular" style:font-size-asian="28pt" style:font-weight-asian="bold" style:font-name-complex="Lohit Devanagari" style:font-size-complex="28pt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d4bfd"/>
    </style:style>
    <style:style style:name="T6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ccb7" style:font-weight-asian="bold" style:font-weight-complex="bold"/>
    </style:style>
    <style:style style:name="T10" style:family="text">
      <style:text-properties officeooo:rsid="000edb9e"/>
    </style:style>
    <style:style style:name="T11" style:family="text">
      <style:text-properties officeooo:rsid="000f949c"/>
    </style:style>
    <style:style style:name="T12" style:family="text">
      <style:text-properties officeooo:rsid="0010917b"/>
    </style:style>
    <style:style style:name="T13" style:family="text">
      <style:text-properties officeooo:rsid="0013292f"/>
    </style:style>
    <style:style style:name="T14" style:family="text">
      <style:text-properties officeooo:rsid="00139b5b"/>
    </style:style>
    <style:style style:name="T15" style:family="text">
      <style:text-properties officeooo:rsid="00168439"/>
    </style:style>
    <style:style style:name="T16" style:family="text">
      <style:text-properties officeooo:rsid="0018ccb7"/>
    </style:style>
    <style:style style:name="T17" style:family="text">
      <style:text-properties officeooo:rsid="001e427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e427a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3c516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fcb90"/>
    </style:style>
    <style:style style:name="T24" style:family="text">
      <style:text-properties officeooo:rsid="00208e21"/>
    </style:style>
    <style:style style:name="T25" style:family="text">
      <style:text-properties officeooo:rsid="00218e58"/>
    </style:style>
    <style:style style:name="T26" style:family="text">
      <style:text-properties officeooo:rsid="0023c516"/>
    </style:style>
    <style:style style:name="T27" style:family="text">
      <style:text-properties officeooo:rsid="00148f66"/>
    </style:style>
    <style:style style:name="T28" style:family="text">
      <style:text-properties officeooo:rsid="0023fe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Activité : </text:span><text:span text:style-name="T3">Bonjour !</text:span></text:p>
      <text:h text:style-name="P6" text:outline-level="2">Introduction</text:h>
      <text:p text:style-name="P3"><text:span text:style-name="T15">3</text:span><text:span text:style-name="T1"> élèves viennent devant la classe, et se </text:span><text:span text:style-name="T17">disent tous « Bonjour »</text:span><text:span text:style-name="T1">.</text:span></text:p>
      <text:p text:style-name="P15"><text:span text:style-name="T1">Combien </text:span><text:span text:style-name="T23">de</text:span><text:span text:style-name="T1"> </text:span><text:span text:style-name="T17">« Bonjour »</text:span><text:span text:style-name="T1"> ont été </text:span><text:span text:style-name="T17">prononcés </text:span><text:span text:style-name="T1">? </text:span><text:span text:style-name="T15">Et si une nouvelle personne arrive ?</text:span></text:p>
      <text:p text:style-name="P2">Mettre les tables en groupes.</text:p>
      <text:h text:style-name="P7" text:outline-level="2">Énoncé <text:span text:style-name="T17">(à faire écrire aux élèves)</text:span></text:h>
      <text:p text:style-name="P16">Des personnes se rencontrent le matin, et se disent toutes « Bonjour ». Combien de <text:span text:style-name="T18">« Bonjour » ont été prononcés si</text:span></text:p>
      <text:list xml:id="list2945638216" text:style-name="L2">
        <text:list-item>
          <text:p text:style-name="P17"><text:span text:style-name="T18">Il y a 3 personnes ? (6)</text:span></text:p>
        </text:list-item>
        <text:list-item>
          <text:p text:style-name="P17"><text:span text:style-name="T18">Il y a 5 personnes ? (20)</text:span></text:p>
        </text:list-item>
        <text:list-item>
          <text:p text:style-name="P17"><text:span text:style-name="T18">Il y a 11 personnes ? (110)</text:span></text:p>
        </text:list-item>
        <text:list-item>
          <text:p text:style-name="P18"><text:span text:style-name="T19">Il y a les</text:span><text:span text:style-name="T1"> 939 élèves du collège ? </text:span><text:span text:style-name="T17">(880782)</text:span></text:p>
        </text:list-item>
        <text:list-item>
          <text:p text:style-name="P17">Il y a <text:span text:style-name="T20">n</text:span><text:span text:style-name="T22"> personnes ? (</text:span><text:span text:style-name="T20">n × (n - 1)</text:span><text:span text:style-name="T22">)</text:span></text:p>
        </text:list-item>
      </text:list>
      <text:h text:style-name="P6" text:outline-level="2">Déroulement</text:h>
      <text:p text:style-name="P3"><text:span text:style-name="T1">Les élèves réfléchissent en groupes. Toutes les 10/15 minutes (utiliser un chronomètre), un élève vient présenter une idée qu’il</text:span><text:span text:style-name="T5">·elle a eu pour avancer dans le problème.</text:span></text:p>
      <text:p text:style-name="P2"><text:span text:style-name="T5">I</text:span><text:span text:style-name="T4">l faut bien que les élèves réalisent que le problème peut être </text:span><text:span text:style-name="T6">abstrait</text:span><text:span text:style-name="T7">.</text:span></text:p>
      <text:h text:style-name="P6" text:outline-level="2">Résolution<text:span text:style-name="T10">s possibles :</text:span></text:h>
      <text:p text:style-name="P2">On peut utiliser :</text:p>
      <text:list xml:id="list3470010212" text:style-name="L1">
        <text:list-item>
          <text:p text:style-name="P11">Une résolution graphique en escalier :<text:line-break/></text:p>
        </text:list-item>
        <text:list-item>
          <text:p text:style-name="P12">Résolution par paires : <text:span text:style-name="T28">1</text:span> + <text:span text:style-name="T1">939 </text:span>= <text:span text:style-name="T28">2</text:span> + 938 = <text:span text:style-name="T28">3 </text:span>+ 937 …</text:p>
        </text:list-item>
        <text:list-item>
          <text:p text:style-name="P12"><text:span text:style-name="T11">Un tableau : </text:span><text:span text:style-name="T12">On addition le </text:span><text:span text:style-name="T25">double du</text:span><text:span text:style-name="T12"> nombre de personnes précédent :</text:span></text:p>
        </text:list-item>
      </text:list>
      <table:table table:name="Tableau1" table:style-name="Tableau1">
        <table:table-column table:style-name="Tableau1.A" table:number-columns-repeated="5"/>
        <table:table-column table:style-name="Tableau1.F"/>
        <table:table-row table:style-name="TableLine94870466465536"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4</text:p>
          </table:table-cell>
          <table:table-cell table:style-name="Tableau1.A1" office:value-type="string">
            <text:p text:style-name="P1">5</text:p>
          </table:table-cell>
          <table:table-cell table:style-name="Tableau1.F1" office:value-type="string">
            <text:p text:style-name="P1">6</text:p>
          </table:table-cell>
        </table:table-row>
        <table:table-row table:style-name="TableLine94870442092288">
          <table:table-cell table:style-name="Tableau1.A2" office:value-type="string">
            <text:p text:style-name="P1">0</text:p>
          </table:table-cell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4">6</text:p>
          </table:table-cell>
          <table:table-cell table:style-name="Tableau1.A2" office:value-type="string">
            <text:p text:style-name="P4">12</text:p>
          </table:table-cell>
          <table:table-cell table:style-name="Tableau1.A2" office:value-type="string">
            <text:p text:style-name="P4">20</text:p>
          </table:table-cell>
          <table:table-cell table:style-name="Tableau1.F2" office:value-type="string">
            <text:p text:style-name="P4">30</text:p>
          </table:table-cell>
        </table:table-row>
      </table:table>
      <text:p text:style-name="Text_20_body"><text:soft-page-break/>O<text:span text:style-name="T13">u : on multiplie la 1ère ligne par 0 → </text:span><text:span text:style-name="T17">1</text:span><text:span text:style-name="T13"> → </text:span><text:span text:style-name="T17">2</text:span><text:span text:style-name="T13"> → </text:span><text:span text:style-name="T17">3</text:span><text:span text:style-name="T13"> → </text:span><text:span text:style-name="T17">4</text:span><text:span text:style-name="T13"> → </text:span><text:span text:style-name="T14">5 →</text:span><text:span text:style-name="T13"> ... </text:span></text:p>
      <text:h text:style-name="P8" text:outline-level="2">Conclusion</text:h>
      <text:p text:style-name="P13">Présenter une variable, écrire <text:span text:style-name="T21">n(n – 1)</text:span>.</text:p>
      <text:p text:style-name="P21"><text:span text:style-name="T27">OU écrire </text:span><text:span text:style-name="T26">2 × (1 + 2 + 3 + … + </text:span><text:span text:style-name="T21">n)</text:span></text:p>
      <text:h text:style-name="P9" text:outline-level="2">Notes</text:h>
      <text:p text:style-name="P19">Toutes les méthodes ne donnent pas la même formule : il faut bien voir que c’est équivalent !</text:p>
      <text:p text:style-name="P20"><text:span text:style-name="T20">2 × (1 + 2 + 3 + … + n)</text:span><text:span text:style-name="T22"> = </text:span><text:span text:style-name="T20">n(n – 1)</text:span></text:p>
      <text:p text:style-name="P22">Attention <text:span text:style-name="T18">: Ne pas perdre les élèves moins rapides !</text:span></text:p>
      <text:h text:style-name="P10" text:outline-level="2">Bonus</text:h>
      <text:list xml:id="list2730537177" text:style-name="L3">
        <text:list-item>
          <text:p text:style-name="P23"><text:span text:style-name="T16">Si </text:span><text:span text:style-name="T17">182</text:span><text:span text:style-name="T16"> « </text:span><text:span text:style-name="T17">Bonjour »</text:span><text:span text:style-name="T16"> ont été échangés, combien y-avait-il de personnes ? </text:span><text:span text:style-name="T9">(14)</text:span></text:p>
        </text:list-item>
        <text:list-item>
          <text:p text:style-name="P24">Montrer l’égalité plus hau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4-12T11:04:20.819622081</dc:date>
    <meta:editing-duration>PT28M53S</meta:editing-duration>
    <meta:editing-cycles>25</meta:editing-cycles>
    <meta:print-date>2022-04-07T21:29:38.492649033</meta:print-date>
    <meta:document-statistic meta:table-count="1" meta:image-count="0" meta:object-count="0" meta:page-count="2" meta:paragraph-count="43" meta:word-count="316" meta:character-count="1432" meta:non-whitespace-character-count="1165"/>
  </office:meta>
</office:document-meta>
</file>